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02.12pt" svg:height="255.09pt" svg:x="458.62pt" svg:y="3.8pt">
            <draw:object draw:notify-on-update-of-ranges="Sheet1.A1:Sheet1.A1 Sheet1.A2:Sheet1.A42 Sheet1.B1:Sheet1.B1 Sheet1.B2:Sheet1.B42 Sheet1.A1:Sheet1.A1 Sheet1.A2:Sheet1.A42 Sheet1.C1:Sheet1.C1 Sheet1.C2:Sheet1.C42 Sheet1.A1:Sheet1.A1 Sheet1.A2:Sheet1.A42 Sheet1.D1:Sheet1.D1 Sheet1.D2:Sheet1.D42 Sheet1.A1:Sheet1.A1 Sheet1.A2:Sheet1.A42 Sheet1.E1:Sheet1.E1 Sheet1.E2:Sheet1.E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SNR</text:p>
          </table:table-cell>
          <table:table-cell table:style-name="ce1" office:value-type="string" calcext:value-type="string">
            <text:p>HFD</text:p>
          </table:table-cell>
          <table:table-cell table:style-name="ce1" office:value-type="string" calcext:value-type="string">
            <text:p>FWHM (H)</text:p>
          </table:table-cell>
          <table:table-cell table:style-name="ce1" office:value-type="string" calcext:value-type="string">
            <text:p>FWHM (V)</text:p>
          </table:table-cell>
          <table:table-cell table:style-name="ce2" office:value-type="string" calcext:value-type="string" table:number-columns-spanned="2" table:number-rows-spanned="1">
            <text:p>STAR DRIFT (X, Y)</text:p>
          </table:table-cell>
          <table:covered-table-cell table:style-name="ce1"/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3.6452" calcext:value-type="float">
            <text:p>3.6452</text:p>
          </table:table-cell>
          <table:table-cell office:value-type="float" office:value="12.1602" calcext:value-type="float">
            <text:p>12.1602</text:p>
          </table:table-cell>
          <table:table-cell office:value-type="float" office:value="12.5609" calcext:value-type="float">
            <text:p>12.5609</text:p>
          </table:table-cell>
          <table:table-cell office:value-type="float" office:value="11.2956" calcext:value-type="float">
            <text:p>11.2956</text:p>
          </table:table-cell>
          <table:table-cell office:value-type="float" office:value="0.97345" calcext:value-type="float">
            <text:p>0.97345</text:p>
          </table:table-cell>
          <table:table-cell office:value-type="float" office:value="0.88942" calcext:value-type="float">
            <text:p>0.88942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3.6124" calcext:value-type="float">
            <text:p>3.6124</text:p>
          </table:table-cell>
          <table:table-cell office:value-type="float" office:value="11.9065" calcext:value-type="float">
            <text:p>11.9065</text:p>
          </table:table-cell>
          <table:table-cell office:value-type="float" office:value="9.31341" calcext:value-type="float">
            <text:p>9.31341</text:p>
          </table:table-cell>
          <table:table-cell office:value-type="float" office:value="11.0101" calcext:value-type="float">
            <text:p>11.0101</text:p>
          </table:table-cell>
          <table:table-cell office:value-type="float" office:value="1.00214" calcext:value-type="float">
            <text:p>1.00214</text:p>
          </table:table-cell>
          <table:table-cell office:value-type="float" office:value="0.972328" calcext:value-type="float">
            <text:p>0.972328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3.33782" calcext:value-type="float">
            <text:p>3.33782</text:p>
          </table:table-cell>
          <table:table-cell office:value-type="float" office:value="11.5662" calcext:value-type="float">
            <text:p>11.5662</text:p>
          </table:table-cell>
          <table:table-cell office:value-type="float" office:value="8.57552" calcext:value-type="float">
            <text:p>8.57552</text:p>
          </table:table-cell>
          <table:table-cell office:value-type="float" office:value="8.0615" calcext:value-type="float">
            <text:p>8.0615</text:p>
          </table:table-cell>
          <table:table-cell office:value-type="float" office:value="1.04437" calcext:value-type="float">
            <text:p>1.04437</text:p>
          </table:table-cell>
          <table:table-cell office:value-type="float" office:value="0.923004" calcext:value-type="float">
            <text:p>0.923004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3.32882" calcext:value-type="float">
            <text:p>3.32882</text:p>
          </table:table-cell>
          <table:table-cell office:value-type="float" office:value="11.2079" calcext:value-type="float">
            <text:p>11.2079</text:p>
          </table:table-cell>
          <table:table-cell office:value-type="float" office:value="8.94645" calcext:value-type="float">
            <text:p>8.94645</text:p>
          </table:table-cell>
          <table:table-cell office:value-type="float" office:value="7.29332" calcext:value-type="float">
            <text:p>7.29332</text:p>
          </table:table-cell>
          <table:table-cell office:value-type="float" office:value="0.915222" calcext:value-type="float">
            <text:p>0.915222</text:p>
          </table:table-cell>
          <table:table-cell office:value-type="float" office:value="0.964134" calcext:value-type="float">
            <text:p>0.964134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3.06895" calcext:value-type="float">
            <text:p>3.06895</text:p>
          </table:table-cell>
          <table:table-cell office:value-type="float" office:value="10.6876" calcext:value-type="float">
            <text:p>10.6876</text:p>
          </table:table-cell>
          <table:table-cell office:value-type="float" office:value="7.96751" calcext:value-type="float">
            <text:p>7.96751</text:p>
          </table:table-cell>
          <table:table-cell office:value-type="float" office:value="7.06138" calcext:value-type="float">
            <text:p>7.06138</text:p>
          </table:table-cell>
          <table:table-cell office:value-type="float" office:value="0.902161" calcext:value-type="float">
            <text:p>0.902161</text:p>
          </table:table-cell>
          <table:table-cell office:value-type="float" office:value="0.913208" calcext:value-type="float">
            <text:p>0.913208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2.82076" calcext:value-type="float">
            <text:p>2.82076</text:p>
          </table:table-cell>
          <table:table-cell office:value-type="float" office:value="10.5143" calcext:value-type="float">
            <text:p>10.5143</text:p>
          </table:table-cell>
          <table:table-cell office:value-type="float" office:value="8.24204" calcext:value-type="float">
            <text:p>8.24204</text:p>
          </table:table-cell>
          <table:table-cell office:value-type="float" office:value="6.88611" calcext:value-type="float">
            <text:p>6.88611</text:p>
          </table:table-cell>
          <table:table-cell office:value-type="float" office:value="1.01447" calcext:value-type="float">
            <text:p>1.01447</text:p>
          </table:table-cell>
          <table:table-cell office:value-type="float" office:value="0.938728" calcext:value-type="float">
            <text:p>0.938728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2.78989" calcext:value-type="float">
            <text:p>2.78989</text:p>
          </table:table-cell>
          <table:table-cell office:value-type="float" office:value="10.1598" calcext:value-type="float">
            <text:p>10.1598</text:p>
          </table:table-cell>
          <table:table-cell office:value-type="float" office:value="6.39783" calcext:value-type="float">
            <text:p>6.39783</text:p>
          </table:table-cell>
          <table:table-cell office:value-type="float" office:value="6.07736" calcext:value-type="float">
            <text:p>6.07736</text:p>
          </table:table-cell>
          <table:table-cell office:value-type="float" office:value="0.977722" calcext:value-type="float">
            <text:p>0.977722</text:p>
          </table:table-cell>
          <table:table-cell office:value-type="float" office:value="0.917946" calcext:value-type="float">
            <text:p>0.91794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.61673" calcext:value-type="float">
            <text:p>2.61673</text:p>
          </table:table-cell>
          <table:table-cell office:value-type="float" office:value="9.95695" calcext:value-type="float">
            <text:p>9.95695</text:p>
          </table:table-cell>
          <table:table-cell office:value-type="float" office:value="6.63852" calcext:value-type="float">
            <text:p>6.63852</text:p>
          </table:table-cell>
          <table:table-cell office:value-type="float" office:value="6.20362" calcext:value-type="float">
            <text:p>6.20362</text:p>
          </table:table-cell>
          <table:table-cell office:value-type="float" office:value="1.01068" calcext:value-type="float">
            <text:p>1.01068</text:p>
          </table:table-cell>
          <table:table-cell office:value-type="float" office:value="0.947014" calcext:value-type="float">
            <text:p>0.947014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2.57799" calcext:value-type="float">
            <text:p>2.57799</text:p>
          </table:table-cell>
          <table:table-cell office:value-type="float" office:value="9.56139" calcext:value-type="float">
            <text:p>9.56139</text:p>
          </table:table-cell>
          <table:table-cell office:value-type="float" office:value="5.57609" calcext:value-type="float">
            <text:p>5.57609</text:p>
          </table:table-cell>
          <table:table-cell office:value-type="float" office:value="5.05741" calcext:value-type="float">
            <text:p>5.05741</text:p>
          </table:table-cell>
          <table:table-cell office:value-type="float" office:value="0.993347" calcext:value-type="float">
            <text:p>0.993347</text:p>
          </table:table-cell>
          <table:table-cell office:value-type="float" office:value="1.01653" calcext:value-type="float">
            <text:p>1.01653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2.3372" calcext:value-type="float">
            <text:p>2.3372</text:p>
          </table:table-cell>
          <table:table-cell office:value-type="float" office:value="9.29591" calcext:value-type="float">
            <text:p>9.29591</text:p>
          </table:table-cell>
          <table:table-cell office:value-type="float" office:value="5.22681" calcext:value-type="float">
            <text:p>5.22681</text:p>
          </table:table-cell>
          <table:table-cell office:value-type="float" office:value="5.52314" calcext:value-type="float">
            <text:p>5.52314</text:p>
          </table:table-cell>
          <table:table-cell office:value-type="float" office:value="1.04907" calcext:value-type="float">
            <text:p>1.04907</text:p>
          </table:table-cell>
          <table:table-cell office:value-type="float" office:value="0.956627" calcext:value-type="float">
            <text:p>0.956627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2.00566" calcext:value-type="float">
            <text:p>2.00566</text:p>
          </table:table-cell>
          <table:table-cell office:value-type="float" office:value="9.16888" calcext:value-type="float">
            <text:p>9.16888</text:p>
          </table:table-cell>
          <table:table-cell office:value-type="float" office:value="4.92593" calcext:value-type="float">
            <text:p>4.92593</text:p>
          </table:table-cell>
          <table:table-cell office:value-type="float" office:value="4.52858" calcext:value-type="float">
            <text:p>4.52858</text:p>
          </table:table-cell>
          <table:table-cell office:value-type="float" office:value="0.996704" calcext:value-type="float">
            <text:p>0.996704</text:p>
          </table:table-cell>
          <table:table-cell office:value-type="float" office:value="0.988327" calcext:value-type="float">
            <text:p>0.988327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2.11936" calcext:value-type="float">
            <text:p>2.11936</text:p>
          </table:table-cell>
          <table:table-cell office:value-type="float" office:value="8.78351" calcext:value-type="float">
            <text:p>8.78351</text:p>
          </table:table-cell>
          <table:table-cell office:value-type="float" office:value="4.64278" calcext:value-type="float">
            <text:p>4.64278</text:p>
          </table:table-cell>
          <table:table-cell office:value-type="float" office:value="4.44536" calcext:value-type="float">
            <text:p>4.44536</text:p>
          </table:table-cell>
          <table:table-cell office:value-type="float" office:value="1.04767" calcext:value-type="float">
            <text:p>1.04767</text:p>
          </table:table-cell>
          <table:table-cell office:value-type="float" office:value="1.04579" calcext:value-type="float">
            <text:p>1.04579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.85153" calcext:value-type="float">
            <text:p>1.85153</text:p>
          </table:table-cell>
          <table:table-cell office:value-type="float" office:value="8.87303" calcext:value-type="float">
            <text:p>8.87303</text:p>
          </table:table-cell>
          <table:table-cell office:value-type="float" office:value="4.08345" calcext:value-type="float">
            <text:p>4.08345</text:p>
          </table:table-cell>
          <table:table-cell office:value-type="float" office:value="4.10271" calcext:value-type="float">
            <text:p>4.10271</text:p>
          </table:table-cell>
          <table:table-cell office:value-type="float" office:value="1.03168" calcext:value-type="float">
            <text:p>1.03168</text:p>
          </table:table-cell>
          <table:table-cell office:value-type="float" office:value="1.04822" calcext:value-type="float">
            <text:p>1.04822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1.69259" calcext:value-type="float">
            <text:p>1.69259</text:p>
          </table:table-cell>
          <table:table-cell office:value-type="float" office:value="8.64335" calcext:value-type="float">
            <text:p>8.64335</text:p>
          </table:table-cell>
          <table:table-cell office:value-type="float" office:value="4.2614" calcext:value-type="float">
            <text:p>4.2614</text:p>
          </table:table-cell>
          <table:table-cell office:value-type="float" office:value="4.09096" calcext:value-type="float">
            <text:p>4.09096</text:p>
          </table:table-cell>
          <table:table-cell office:value-type="float" office:value="0.943054" calcext:value-type="float">
            <text:p>0.943054</text:p>
          </table:table-cell>
          <table:table-cell office:value-type="float" office:value="1.05851" calcext:value-type="float">
            <text:p>1.05851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1.61603" calcext:value-type="float">
            <text:p>1.61603</text:p>
          </table:table-cell>
          <table:table-cell office:value-type="float" office:value="8.58277" calcext:value-type="float">
            <text:p>8.58277</text:p>
          </table:table-cell>
          <table:table-cell office:value-type="float" office:value="3.49156" calcext:value-type="float">
            <text:p>3.49156</text:p>
          </table:table-cell>
          <table:table-cell office:value-type="float" office:value="3.37742" calcext:value-type="float">
            <text:p>3.37742</text:p>
          </table:table-cell>
          <table:table-cell office:value-type="float" office:value="0.94104" calcext:value-type="float">
            <text:p>0.94104</text:p>
          </table:table-cell>
          <table:table-cell office:value-type="float" office:value="0.986855" calcext:value-type="float">
            <text:p>0.986855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1.51996" calcext:value-type="float">
            <text:p>1.51996</text:p>
          </table:table-cell>
          <table:table-cell office:value-type="float" office:value="8.50822" calcext:value-type="float">
            <text:p>8.50822</text:p>
          </table:table-cell>
          <table:table-cell office:value-type="float" office:value="3.32963" calcext:value-type="float">
            <text:p>3.32963</text:p>
          </table:table-cell>
          <table:table-cell office:value-type="float" office:value="3.46514" calcext:value-type="float">
            <text:p>3.46514</text:p>
          </table:table-cell>
          <table:table-cell office:value-type="float" office:value="1.09467" calcext:value-type="float">
            <text:p>1.09467</text:p>
          </table:table-cell>
          <table:table-cell office:value-type="float" office:value="0.980225" calcext:value-type="float">
            <text:p>0.980225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1.4309" calcext:value-type="float">
            <text:p>1.4309</text:p>
          </table:table-cell>
          <table:table-cell office:value-type="float" office:value="8.37303" calcext:value-type="float">
            <text:p>8.37303</text:p>
          </table:table-cell>
          <table:table-cell office:value-type="float" office:value="3.24861" calcext:value-type="float">
            <text:p>3.24861</text:p>
          </table:table-cell>
          <table:table-cell office:value-type="float" office:value="3.29629" calcext:value-type="float">
            <text:p>3.29629</text:p>
          </table:table-cell>
          <table:table-cell office:value-type="float" office:value="0.937805" calcext:value-type="float">
            <text:p>0.937805</text:p>
          </table:table-cell>
          <table:table-cell office:value-type="float" office:value="0.929657" calcext:value-type="float">
            <text:p>0.92965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.40157" calcext:value-type="float">
            <text:p>1.40157</text:p>
          </table:table-cell>
          <table:table-cell office:value-type="float" office:value="8.77611" calcext:value-type="float">
            <text:p>8.77611</text:p>
          </table:table-cell>
          <table:table-cell office:value-type="float" office:value="3.28286" calcext:value-type="float">
            <text:p>3.28286</text:p>
          </table:table-cell>
          <table:table-cell office:value-type="float" office:value="3.2424" calcext:value-type="float">
            <text:p>3.2424</text:p>
          </table:table-cell>
          <table:table-cell office:value-type="float" office:value="0.990234" calcext:value-type="float">
            <text:p>0.990234</text:p>
          </table:table-cell>
          <table:table-cell office:value-type="float" office:value="1.04021" calcext:value-type="float">
            <text:p>1.04021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1.39738" calcext:value-type="float">
            <text:p>1.39738</text:p>
          </table:table-cell>
          <table:table-cell office:value-type="float" office:value="8.70626" calcext:value-type="float">
            <text:p>8.70626</text:p>
          </table:table-cell>
          <table:table-cell office:value-type="float" office:value="2.91677" calcext:value-type="float">
            <text:p>2.91677</text:p>
          </table:table-cell>
          <table:table-cell office:value-type="float" office:value="2.85747" calcext:value-type="float">
            <text:p>2.85747</text:p>
          </table:table-cell>
          <table:table-cell office:value-type="float" office:value="0.905945" calcext:value-type="float">
            <text:p>0.905945</text:p>
          </table:table-cell>
          <table:table-cell office:value-type="float" office:value="1.00589" calcext:value-type="float">
            <text:p>1.00589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1.28956" calcext:value-type="float">
            <text:p>1.28956</text:p>
          </table:table-cell>
          <table:table-cell office:value-type="float" office:value="9.03456" calcext:value-type="float">
            <text:p>9.03456</text:p>
          </table:table-cell>
          <table:table-cell office:value-type="float" office:value="3.18421" calcext:value-type="float">
            <text:p>3.18421</text:p>
          </table:table-cell>
          <table:table-cell office:value-type="float" office:value="2.87576" calcext:value-type="float">
            <text:p>2.87576</text:p>
          </table:table-cell>
          <table:table-cell office:value-type="float" office:value="1.03064" calcext:value-type="float">
            <text:p>1.03064</text:p>
          </table:table-cell>
          <table:table-cell office:value-type="float" office:value="1.02115" calcext:value-type="float">
            <text:p>1.02115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1.31289" calcext:value-type="float">
            <text:p>1.31289</text:p>
          </table:table-cell>
          <table:table-cell office:value-type="float" office:value="8.9627" calcext:value-type="float">
            <text:p>8.9627</text:p>
          </table:table-cell>
          <table:table-cell office:value-type="float" office:value="2.79109" calcext:value-type="float">
            <text:p>2.79109</text:p>
          </table:table-cell>
          <table:table-cell office:value-type="float" office:value="2.74513" calcext:value-type="float">
            <text:p>2.74513</text:p>
          </table:table-cell>
          <table:table-cell office:value-type="float" office:value="0.917358" calcext:value-type="float">
            <text:p>0.917358</text:p>
          </table:table-cell>
          <table:table-cell office:value-type="float" office:value="1.0052" calcext:value-type="float">
            <text:p>1.0052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1.37346" calcext:value-type="float">
            <text:p>1.37346</text:p>
          </table:table-cell>
          <table:table-cell office:value-type="float" office:value="8.76694" calcext:value-type="float">
            <text:p>8.76694</text:p>
          </table:table-cell>
          <table:table-cell office:value-type="float" office:value="2.87669" calcext:value-type="float">
            <text:p>2.87669</text:p>
          </table:table-cell>
          <table:table-cell office:value-type="float" office:value="2.91327" calcext:value-type="float">
            <text:p>2.91327</text:p>
          </table:table-cell>
          <table:table-cell office:value-type="float" office:value="0.90564" calcext:value-type="float">
            <text:p>0.90564</text:p>
          </table:table-cell>
          <table:table-cell office:value-type="float" office:value="0.998253" calcext:value-type="float">
            <text:p>0.998253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1.28068" calcext:value-type="float">
            <text:p>1.28068</text:p>
          </table:table-cell>
          <table:table-cell office:value-type="float" office:value="8.89505" calcext:value-type="float">
            <text:p>8.89505</text:p>
          </table:table-cell>
          <table:table-cell office:value-type="float" office:value="2.82357" calcext:value-type="float">
            <text:p>2.82357</text:p>
          </table:table-cell>
          <table:table-cell office:value-type="float" office:value="3.28939" calcext:value-type="float">
            <text:p>3.28939</text:p>
          </table:table-cell>
          <table:table-cell office:value-type="float" office:value="0.947632" calcext:value-type="float">
            <text:p>0.947632</text:p>
          </table:table-cell>
          <table:table-cell office:value-type="float" office:value="0.931694" calcext:value-type="float">
            <text:p>0.931694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1.37698" calcext:value-type="float">
            <text:p>1.37698</text:p>
          </table:table-cell>
          <table:table-cell office:value-type="float" office:value="8.60184" calcext:value-type="float">
            <text:p>8.60184</text:p>
          </table:table-cell>
          <table:table-cell office:value-type="float" office:value="3.19013" calcext:value-type="float">
            <text:p>3.19013</text:p>
          </table:table-cell>
          <table:table-cell office:value-type="float" office:value="3.01592" calcext:value-type="float">
            <text:p>3.01592</text:p>
          </table:table-cell>
          <table:table-cell office:value-type="float" office:value="1.04437" calcext:value-type="float">
            <text:p>1.04437</text:p>
          </table:table-cell>
          <table:table-cell office:value-type="float" office:value="0.961555" calcext:value-type="float">
            <text:p>0.961555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1.47348" calcext:value-type="float">
            <text:p>1.47348</text:p>
          </table:table-cell>
          <table:table-cell office:value-type="float" office:value="8.51823" calcext:value-type="float">
            <text:p>8.51823</text:p>
          </table:table-cell>
          <table:table-cell office:value-type="float" office:value="3.31085" calcext:value-type="float">
            <text:p>3.31085</text:p>
          </table:table-cell>
          <table:table-cell office:value-type="float" office:value="3.24505" calcext:value-type="float">
            <text:p>3.24505</text:p>
          </table:table-cell>
          <table:table-cell office:value-type="float" office:value="1.00366" calcext:value-type="float">
            <text:p>1.00366</text:p>
          </table:table-cell>
          <table:table-cell office:value-type="float" office:value="0.934258" calcext:value-type="float">
            <text:p>0.934258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.53443" calcext:value-type="float">
            <text:p>1.53443</text:p>
          </table:table-cell>
          <table:table-cell office:value-type="float" office:value="8.54884" calcext:value-type="float">
            <text:p>8.54884</text:p>
          </table:table-cell>
          <table:table-cell office:value-type="float" office:value="3.38584" calcext:value-type="float">
            <text:p>3.38584</text:p>
          </table:table-cell>
          <table:table-cell office:value-type="float" office:value="3.65078" calcext:value-type="float">
            <text:p>3.65078</text:p>
          </table:table-cell>
          <table:table-cell office:value-type="float" office:value="0.963806" calcext:value-type="float">
            <text:p>0.963806</text:p>
          </table:table-cell>
          <table:table-cell office:value-type="float" office:value="0.983681" calcext:value-type="float">
            <text:p>0.983681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1.57489" calcext:value-type="float">
            <text:p>1.57489</text:p>
          </table:table-cell>
          <table:table-cell office:value-type="float" office:value="8.55149" calcext:value-type="float">
            <text:p>8.55149</text:p>
          </table:table-cell>
          <table:table-cell office:value-type="float" office:value="3.19063" calcext:value-type="float">
            <text:p>3.19063</text:p>
          </table:table-cell>
          <table:table-cell office:value-type="float" office:value="3.32093" calcext:value-type="float">
            <text:p>3.32093</text:p>
          </table:table-cell>
          <table:table-cell office:value-type="float" office:value="0.985046" calcext:value-type="float">
            <text:p>0.985046</text:p>
          </table:table-cell>
          <table:table-cell office:value-type="float" office:value="1.00665" calcext:value-type="float">
            <text:p>1.0066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.70359" calcext:value-type="float">
            <text:p>1.70359</text:p>
          </table:table-cell>
          <table:table-cell office:value-type="float" office:value="8.58807" calcext:value-type="float">
            <text:p>8.58807</text:p>
          </table:table-cell>
          <table:table-cell office:value-type="float" office:value="3.32772" calcext:value-type="float">
            <text:p>3.32772</text:p>
          </table:table-cell>
          <table:table-cell office:value-type="float" office:value="3.24459" calcext:value-type="float">
            <text:p>3.24459</text:p>
          </table:table-cell>
          <table:table-cell office:value-type="float" office:value="0.989685" calcext:value-type="float">
            <text:p>0.989685</text:p>
          </table:table-cell>
          <table:table-cell office:value-type="float" office:value="1.04404" calcext:value-type="float">
            <text:p>1.04404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1.85719" calcext:value-type="float">
            <text:p>1.85719</text:p>
          </table:table-cell>
          <table:table-cell office:value-type="float" office:value="8.54702" calcext:value-type="float">
            <text:p>8.54702</text:p>
          </table:table-cell>
          <table:table-cell office:value-type="float" office:value="4.12205" calcext:value-type="float">
            <text:p>4.12205</text:p>
          </table:table-cell>
          <table:table-cell office:value-type="float" office:value="3.86451" calcext:value-type="float">
            <text:p>3.86451</text:p>
          </table:table-cell>
          <table:table-cell office:value-type="float" office:value="0.974121" calcext:value-type="float">
            <text:p>0.974121</text:p>
          </table:table-cell>
          <table:table-cell office:value-type="float" office:value="1.00634" calcext:value-type="float">
            <text:p>1.00634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1.94641" calcext:value-type="float">
            <text:p>1.94641</text:p>
          </table:table-cell>
          <table:table-cell office:value-type="float" office:value="8.83835" calcext:value-type="float">
            <text:p>8.83835</text:p>
          </table:table-cell>
          <table:table-cell office:value-type="float" office:value="4.24216" calcext:value-type="float">
            <text:p>4.24216</text:p>
          </table:table-cell>
          <table:table-cell office:value-type="float" office:value="4.51783" calcext:value-type="float">
            <text:p>4.51783</text:p>
          </table:table-cell>
          <table:table-cell office:value-type="float" office:value="1.00836" calcext:value-type="float">
            <text:p>1.00836</text:p>
          </table:table-cell>
          <table:table-cell office:value-type="float" office:value="1.11559" calcext:value-type="float">
            <text:p>1.11559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1.99549" calcext:value-type="float">
            <text:p>1.99549</text:p>
          </table:table-cell>
          <table:table-cell office:value-type="float" office:value="8.79293" calcext:value-type="float">
            <text:p>8.79293</text:p>
          </table:table-cell>
          <table:table-cell office:value-type="float" office:value="4.51163" calcext:value-type="float">
            <text:p>4.51163</text:p>
          </table:table-cell>
          <table:table-cell office:value-type="float" office:value="4.73101" calcext:value-type="float">
            <text:p>4.73101</text:p>
          </table:table-cell>
          <table:table-cell office:value-type="float" office:value="0.898682" calcext:value-type="float">
            <text:p>0.898682</text:p>
          </table:table-cell>
          <table:table-cell office:value-type="float" office:value="0.992218" calcext:value-type="float">
            <text:p>0.992218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2.1218" calcext:value-type="float">
            <text:p>2.1218</text:p>
          </table:table-cell>
          <table:table-cell office:value-type="float" office:value="9.38412" calcext:value-type="float">
            <text:p>9.38412</text:p>
          </table:table-cell>
          <table:table-cell office:value-type="float" office:value="4.71025" calcext:value-type="float">
            <text:p>4.71025</text:p>
          </table:table-cell>
          <table:table-cell office:value-type="float" office:value="4.76371" calcext:value-type="float">
            <text:p>4.76371</text:p>
          </table:table-cell>
          <table:table-cell office:value-type="float" office:value="1.04437" calcext:value-type="float">
            <text:p>1.04437</text:p>
          </table:table-cell>
          <table:table-cell office:value-type="float" office:value="1.14315" calcext:value-type="float">
            <text:p>1.14315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.27529" calcext:value-type="float">
            <text:p>2.27529</text:p>
          </table:table-cell>
          <table:table-cell office:value-type="float" office:value="9.46071" calcext:value-type="float">
            <text:p>9.46071</text:p>
          </table:table-cell>
          <table:table-cell office:value-type="float" office:value="5.47909" calcext:value-type="float">
            <text:p>5.47909</text:p>
          </table:table-cell>
          <table:table-cell office:value-type="float" office:value="5.8087" calcext:value-type="float">
            <text:p>5.8087</text:p>
          </table:table-cell>
          <table:table-cell office:value-type="float" office:value="1.01593" calcext:value-type="float">
            <text:p>1.01593</text:p>
          </table:table-cell>
          <table:table-cell office:value-type="float" office:value="1.04271" calcext:value-type="float">
            <text:p>1.04271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2.65625" calcext:value-type="float">
            <text:p>2.65625</text:p>
          </table:table-cell>
          <table:table-cell office:value-type="float" office:value="9.51544" calcext:value-type="float">
            <text:p>9.51544</text:p>
          </table:table-cell>
          <table:table-cell office:value-type="float" office:value="5.84998" calcext:value-type="float">
            <text:p>5.84998</text:p>
          </table:table-cell>
          <table:table-cell office:value-type="float" office:value="6.08606" calcext:value-type="float">
            <text:p>6.08606</text:p>
          </table:table-cell>
          <table:table-cell office:value-type="float" office:value="0.850037" calcext:value-type="float">
            <text:p>0.850037</text:p>
          </table:table-cell>
          <table:table-cell office:value-type="float" office:value="0.981895" calcext:value-type="float">
            <text:p>0.981895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2.51243" calcext:value-type="float">
            <text:p>2.51243</text:p>
          </table:table-cell>
          <table:table-cell office:value-type="float" office:value="9.83902" calcext:value-type="float">
            <text:p>9.83902</text:p>
          </table:table-cell>
          <table:table-cell office:value-type="float" office:value="6.51209" calcext:value-type="float">
            <text:p>6.51209</text:p>
          </table:table-cell>
          <table:table-cell office:value-type="float" office:value="6.27571" calcext:value-type="float">
            <text:p>6.27571</text:p>
          </table:table-cell>
          <table:table-cell office:value-type="float" office:value="0.892822" calcext:value-type="float">
            <text:p>0.892822</text:p>
          </table:table-cell>
          <table:table-cell office:value-type="float" office:value="0.942024" calcext:value-type="float">
            <text:p>0.942024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2.94641" calcext:value-type="float">
            <text:p>2.94641</text:p>
          </table:table-cell>
          <table:table-cell office:value-type="float" office:value="10.4121" calcext:value-type="float">
            <text:p>10.4121</text:p>
          </table:table-cell>
          <table:table-cell office:value-type="float" office:value="6.75313" calcext:value-type="float">
            <text:p>6.75313</text:p>
          </table:table-cell>
          <table:table-cell office:value-type="float" office:value="6.27551" calcext:value-type="float">
            <text:p>6.27551</text:p>
          </table:table-cell>
          <table:table-cell office:value-type="float" office:value="1.09448" calcext:value-type="float">
            <text:p>1.09448</text:p>
          </table:table-cell>
          <table:table-cell office:value-type="float" office:value="0.855949" calcext:value-type="float">
            <text:p>0.855949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3.00611" calcext:value-type="float">
            <text:p>3.00611</text:p>
          </table:table-cell>
          <table:table-cell office:value-type="float" office:value="10.7578" calcext:value-type="float">
            <text:p>10.7578</text:p>
          </table:table-cell>
          <table:table-cell office:value-type="float" office:value="6.93854" calcext:value-type="float">
            <text:p>6.93854</text:p>
          </table:table-cell>
          <table:table-cell office:value-type="float" office:value="7.15112" calcext:value-type="float">
            <text:p>7.15112</text:p>
          </table:table-cell>
          <table:table-cell office:value-type="float" office:value="0.982544" calcext:value-type="float">
            <text:p>0.982544</text:p>
          </table:table-cell>
          <table:table-cell office:value-type="float" office:value="0.884247" calcext:value-type="float">
            <text:p>0.88424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.15731" calcext:value-type="float">
            <text:p>3.15731</text:p>
          </table:table-cell>
          <table:table-cell office:value-type="float" office:value="10.9064" calcext:value-type="float">
            <text:p>10.9064</text:p>
          </table:table-cell>
          <table:table-cell office:value-type="float" office:value="7.54542" calcext:value-type="float">
            <text:p>7.54542</text:p>
          </table:table-cell>
          <table:table-cell office:value-type="float" office:value="8.32038" calcext:value-type="float">
            <text:p>8.32038</text:p>
          </table:table-cell>
          <table:table-cell office:value-type="float" office:value="0.933411" calcext:value-type="float">
            <text:p>0.933411</text:p>
          </table:table-cell>
          <table:table-cell office:value-type="float" office:value="0.947899" calcext:value-type="float">
            <text:p>0.947899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3.30039" calcext:value-type="float">
            <text:p>3.30039</text:p>
          </table:table-cell>
          <table:table-cell office:value-type="float" office:value="11.2067" calcext:value-type="float">
            <text:p>11.2067</text:p>
          </table:table-cell>
          <table:table-cell office:value-type="float" office:value="8.56714" calcext:value-type="float">
            <text:p>8.56714</text:p>
          </table:table-cell>
          <table:table-cell office:value-type="float" office:value="8.16895" calcext:value-type="float">
            <text:p>8.16895</text:p>
          </table:table-cell>
          <table:table-cell office:value-type="float" office:value="0.923645" calcext:value-type="float">
            <text:p>0.923645</text:p>
          </table:table-cell>
          <table:table-cell office:value-type="float" office:value="0.854118" calcext:value-type="float">
            <text:p>0.854118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3.57922" calcext:value-type="float">
            <text:p>3.57922</text:p>
          </table:table-cell>
          <table:table-cell office:value-type="float" office:value="11.6661" calcext:value-type="float">
            <text:p>11.6661</text:p>
          </table:table-cell>
          <table:table-cell office:value-type="float" office:value="9.02493" calcext:value-type="float">
            <text:p>9.02493</text:p>
          </table:table-cell>
          <table:table-cell office:value-type="float" office:value="8.36921" calcext:value-type="float">
            <text:p>8.36921</text:p>
          </table:table-cell>
          <table:table-cell office:value-type="float" office:value="0.99176" calcext:value-type="float">
            <text:p>0.99176</text:p>
          </table:table-cell>
          <table:table-cell office:value-type="float" office:value="0.934013" calcext:value-type="float">
            <text:p>0.934013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3.5425" calcext:value-type="float">
            <text:p>3.5425</text:p>
          </table:table-cell>
          <table:table-cell office:value-type="float" office:value="12.1226" calcext:value-type="float">
            <text:p>12.1226</text:p>
          </table:table-cell>
          <table:table-cell office:value-type="float" office:value="10.8814" calcext:value-type="float">
            <text:p>10.8814</text:p>
          </table:table-cell>
          <table:table-cell office:value-type="float" office:value="10.4878" calcext:value-type="float">
            <text:p>10.4878</text:p>
          </table:table-cell>
          <table:table-cell office:value-type="float" office:value="0.933594" calcext:value-type="float">
            <text:p>0.933594</text:p>
          </table:table-cell>
          <table:table-cell office:value-type="float" office:value="0.926598" calcext:value-type="float">
            <text:p>0.9265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9T01:22:17.630842222</meta:creation-date>
    <dc:date>2019-10-09T01:30:03.172539556</dc:date>
    <meta:editing-duration>PT7M45S</meta:editing-duration>
    <meta:editing-cycles>3</meta:editing-cycles>
    <meta:generator>LibreOffice/6.3.2.1$Linux_X86_64 LibreOffice_project/30$Build-1</meta:generator>
    <meta:document-statistic meta:table-count="1" meta:cell-count="293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87cm" svg:height="9cm" xlink:href=".." xlink:type="simple" chart:class="chart:scatter" chart:style-name="ch1">
        <chart:legend chart:legend-position="end" svg:x="11.818cm" svg:y="3.454cm" style:legend-expansion="high" chart:style-name="ch2"/>
        <chart:plot-area chart:style-name="ch3" table:cell-range-address="Sheet1.A1:Sheet1.E42" chart:data-source-has-labels="row" svg:x="0.283cm" svg:y="0.18cm" svg:width="11.252cm" svg:height="8.64cm">
          <chartooo:coordinate-region svg:x="0.746cm" svg:y="0.379cm" svg:width="10.16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2" chart:label-cell-address="Sheet1.B1:Sheet1.B1" chart:class="chart:scatter">
            <chart:domain table:cell-range-address="Sheet1.A2:Sheet1.A42"/>
            <chart:data-point chart:repeated="41"/>
          </chart:series>
          <chart:series chart:style-name="ch7" chart:values-cell-range-address="Sheet1.C2:Sheet1.C42" chart:label-cell-address="Sheet1.C1:Sheet1.C1" chart:class="chart:scatter">
            <chart:data-point chart:repeated="41"/>
          </chart:series>
          <chart:series chart:style-name="ch8" chart:values-cell-range-address="Sheet1.D2:Sheet1.D42" chart:label-cell-address="Sheet1.D1:Sheet1.D1" chart:class="chart:scatter">
            <chart:data-point chart:repeated="41"/>
          </chart:series>
          <chart:series chart:style-name="ch9" chart:values-cell-range-address="Sheet1.E2:Sheet1.E42" chart:label-cell-address="Sheet1.E1:Sheet1.E1" chart:class="chart:scatter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NR</text:p>
                <draw:g>
                  <svg:desc>Sheet1.B1:Sheet1.B1</svg:desc>
                </draw:g>
              </table:table-cell>
              <table:table-cell office:value-type="string">
                <text:p>HFD</text:p>
                <draw:g>
                  <svg:desc>Sheet1.C1:Sheet1.C1</svg:desc>
                </draw:g>
              </table:table-cell>
              <table:table-cell office:value-type="string">
                <text:p>FWHM (H)</text:p>
                <draw:g>
                  <svg:desc>Sheet1.D1:Sheet1.D1</svg:desc>
                </draw:g>
              </table:table-cell>
              <table:table-cell office:value-type="string">
                <text:p>FWHM (V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000">
                <text:p>57000</text:p>
                <draw:g>
                  <svg:desc>Sheet1.A2:Sheet1.A42</svg:desc>
                </draw:g>
              </table:table-cell>
              <table:table-cell office:value-type="float" office:value="3.6452">
                <text:p>3.6452</text:p>
                <draw:g>
                  <svg:desc>Sheet1.B2:Sheet1.B42</svg:desc>
                </draw:g>
              </table:table-cell>
              <table:table-cell office:value-type="float" office:value="12.1602">
                <text:p>12.1602</text:p>
                <draw:g>
                  <svg:desc>Sheet1.C2:Sheet1.C42</svg:desc>
                </draw:g>
              </table:table-cell>
              <table:table-cell office:value-type="float" office:value="12.5609">
                <text:p>12.5609</text:p>
                <draw:g>
                  <svg:desc>Sheet1.D2:Sheet1.D42</svg:desc>
                </draw:g>
              </table:table-cell>
              <table:table-cell office:value-type="float" office:value="11.2956">
                <text:p>11.2956</text:p>
                <draw:g>
                  <svg:desc>Sheet1.E2:Sheet1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000">
                <text:p>56000</text:p>
              </table:table-cell>
              <table:table-cell office:value-type="float" office:value="3.6124">
                <text:p>3.6124</text:p>
              </table:table-cell>
              <table:table-cell office:value-type="float" office:value="11.9065">
                <text:p>11.9065</text:p>
              </table:table-cell>
              <table:table-cell office:value-type="float" office:value="9.31341">
                <text:p>9.31341</text:p>
              </table:table-cell>
              <table:table-cell office:value-type="float" office:value="11.0101">
                <text:p>11.01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000">
                <text:p>55000</text:p>
              </table:table-cell>
              <table:table-cell office:value-type="float" office:value="3.33782">
                <text:p>3.33782</text:p>
              </table:table-cell>
              <table:table-cell office:value-type="float" office:value="11.5662">
                <text:p>11.5662</text:p>
              </table:table-cell>
              <table:table-cell office:value-type="float" office:value="8.57552">
                <text:p>8.57552</text:p>
              </table:table-cell>
              <table:table-cell office:value-type="float" office:value="8.0615">
                <text:p>8.0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000">
                <text:p>54000</text:p>
              </table:table-cell>
              <table:table-cell office:value-type="float" office:value="3.32882">
                <text:p>3.32882</text:p>
              </table:table-cell>
              <table:table-cell office:value-type="float" office:value="11.2079">
                <text:p>11.2079</text:p>
              </table:table-cell>
              <table:table-cell office:value-type="float" office:value="8.94645">
                <text:p>8.94645</text:p>
              </table:table-cell>
              <table:table-cell office:value-type="float" office:value="7.29332">
                <text:p>7.29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000">
                <text:p>53000</text:p>
              </table:table-cell>
              <table:table-cell office:value-type="float" office:value="3.06895">
                <text:p>3.06895</text:p>
              </table:table-cell>
              <table:table-cell office:value-type="float" office:value="10.6876">
                <text:p>10.6876</text:p>
              </table:table-cell>
              <table:table-cell office:value-type="float" office:value="7.96751">
                <text:p>7.96751</text:p>
              </table:table-cell>
              <table:table-cell office:value-type="float" office:value="7.06138">
                <text:p>7.061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000">
                <text:p>52000</text:p>
              </table:table-cell>
              <table:table-cell office:value-type="float" office:value="2.82076">
                <text:p>2.82076</text:p>
              </table:table-cell>
              <table:table-cell office:value-type="float" office:value="10.5143">
                <text:p>10.5143</text:p>
              </table:table-cell>
              <table:table-cell office:value-type="float" office:value="8.24204">
                <text:p>8.24204</text:p>
              </table:table-cell>
              <table:table-cell office:value-type="float" office:value="6.88611">
                <text:p>6.886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000">
                <text:p>51000</text:p>
              </table:table-cell>
              <table:table-cell office:value-type="float" office:value="2.78989">
                <text:p>2.78989</text:p>
              </table:table-cell>
              <table:table-cell office:value-type="float" office:value="10.1598">
                <text:p>10.1598</text:p>
              </table:table-cell>
              <table:table-cell office:value-type="float" office:value="6.39783">
                <text:p>6.39783</text:p>
              </table:table-cell>
              <table:table-cell office:value-type="float" office:value="6.07736">
                <text:p>6.077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">
                <text:p>50000</text:p>
              </table:table-cell>
              <table:table-cell office:value-type="float" office:value="2.61673">
                <text:p>2.61673</text:p>
              </table:table-cell>
              <table:table-cell office:value-type="float" office:value="9.95695">
                <text:p>9.95695</text:p>
              </table:table-cell>
              <table:table-cell office:value-type="float" office:value="6.63852">
                <text:p>6.63852</text:p>
              </table:table-cell>
              <table:table-cell office:value-type="float" office:value="6.20362">
                <text:p>6.203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000">
                <text:p>49000</text:p>
              </table:table-cell>
              <table:table-cell office:value-type="float" office:value="2.57799">
                <text:p>2.57799</text:p>
              </table:table-cell>
              <table:table-cell office:value-type="float" office:value="9.56139">
                <text:p>9.56139</text:p>
              </table:table-cell>
              <table:table-cell office:value-type="float" office:value="5.57609">
                <text:p>5.57609</text:p>
              </table:table-cell>
              <table:table-cell office:value-type="float" office:value="5.05741">
                <text:p>5.057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000">
                <text:p>48000</text:p>
              </table:table-cell>
              <table:table-cell office:value-type="float" office:value="2.3372">
                <text:p>2.3372</text:p>
              </table:table-cell>
              <table:table-cell office:value-type="float" office:value="9.29591">
                <text:p>9.29591</text:p>
              </table:table-cell>
              <table:table-cell office:value-type="float" office:value="5.22681">
                <text:p>5.22681</text:p>
              </table:table-cell>
              <table:table-cell office:value-type="float" office:value="5.52314">
                <text:p>5.523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000">
                <text:p>47000</text:p>
              </table:table-cell>
              <table:table-cell office:value-type="float" office:value="2.00566">
                <text:p>2.00566</text:p>
              </table:table-cell>
              <table:table-cell office:value-type="float" office:value="9.16888">
                <text:p>9.16888</text:p>
              </table:table-cell>
              <table:table-cell office:value-type="float" office:value="4.92593">
                <text:p>4.92593</text:p>
              </table:table-cell>
              <table:table-cell office:value-type="float" office:value="4.52858">
                <text:p>4.528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000">
                <text:p>46000</text:p>
              </table:table-cell>
              <table:table-cell office:value-type="float" office:value="2.11936">
                <text:p>2.11936</text:p>
              </table:table-cell>
              <table:table-cell office:value-type="float" office:value="8.78351">
                <text:p>8.78351</text:p>
              </table:table-cell>
              <table:table-cell office:value-type="float" office:value="4.64278">
                <text:p>4.64278</text:p>
              </table:table-cell>
              <table:table-cell office:value-type="float" office:value="4.44536">
                <text:p>4.445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000">
                <text:p>45000</text:p>
              </table:table-cell>
              <table:table-cell office:value-type="float" office:value="1.85153">
                <text:p>1.85153</text:p>
              </table:table-cell>
              <table:table-cell office:value-type="float" office:value="8.87303">
                <text:p>8.87303</text:p>
              </table:table-cell>
              <table:table-cell office:value-type="float" office:value="4.08345">
                <text:p>4.08345</text:p>
              </table:table-cell>
              <table:table-cell office:value-type="float" office:value="4.10271">
                <text:p>4.102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000">
                <text:p>44000</text:p>
              </table:table-cell>
              <table:table-cell office:value-type="float" office:value="1.69259">
                <text:p>1.69259</text:p>
              </table:table-cell>
              <table:table-cell office:value-type="float" office:value="8.64335">
                <text:p>8.64335</text:p>
              </table:table-cell>
              <table:table-cell office:value-type="float" office:value="4.2614">
                <text:p>4.2614</text:p>
              </table:table-cell>
              <table:table-cell office:value-type="float" office:value="4.09096">
                <text:p>4.090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000">
                <text:p>43000</text:p>
              </table:table-cell>
              <table:table-cell office:value-type="float" office:value="1.61603">
                <text:p>1.61603</text:p>
              </table:table-cell>
              <table:table-cell office:value-type="float" office:value="8.58277">
                <text:p>8.58277</text:p>
              </table:table-cell>
              <table:table-cell office:value-type="float" office:value="3.49156">
                <text:p>3.49156</text:p>
              </table:table-cell>
              <table:table-cell office:value-type="float" office:value="3.37742">
                <text:p>3.377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000">
                <text:p>42000</text:p>
              </table:table-cell>
              <table:table-cell office:value-type="float" office:value="1.51996">
                <text:p>1.51996</text:p>
              </table:table-cell>
              <table:table-cell office:value-type="float" office:value="8.50822">
                <text:p>8.50822</text:p>
              </table:table-cell>
              <table:table-cell office:value-type="float" office:value="3.32963">
                <text:p>3.32963</text:p>
              </table:table-cell>
              <table:table-cell office:value-type="float" office:value="3.46514">
                <text:p>3.465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000">
                <text:p>41000</text:p>
              </table:table-cell>
              <table:table-cell office:value-type="float" office:value="1.4309">
                <text:p>1.4309</text:p>
              </table:table-cell>
              <table:table-cell office:value-type="float" office:value="8.37303">
                <text:p>8.37303</text:p>
              </table:table-cell>
              <table:table-cell office:value-type="float" office:value="3.24861">
                <text:p>3.24861</text:p>
              </table:table-cell>
              <table:table-cell office:value-type="float" office:value="3.29629">
                <text:p>3.296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00">
                <text:p>40000</text:p>
              </table:table-cell>
              <table:table-cell office:value-type="float" office:value="1.40157">
                <text:p>1.40157</text:p>
              </table:table-cell>
              <table:table-cell office:value-type="float" office:value="8.77611">
                <text:p>8.77611</text:p>
              </table:table-cell>
              <table:table-cell office:value-type="float" office:value="3.28286">
                <text:p>3.28286</text:p>
              </table:table-cell>
              <table:table-cell office:value-type="float" office:value="3.2424">
                <text:p>3.24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000">
                <text:p>39000</text:p>
              </table:table-cell>
              <table:table-cell office:value-type="float" office:value="1.39738">
                <text:p>1.39738</text:p>
              </table:table-cell>
              <table:table-cell office:value-type="float" office:value="8.70626">
                <text:p>8.70626</text:p>
              </table:table-cell>
              <table:table-cell office:value-type="float" office:value="2.91677">
                <text:p>2.91677</text:p>
              </table:table-cell>
              <table:table-cell office:value-type="float" office:value="2.85747">
                <text:p>2.857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00">
                <text:p>38000</text:p>
              </table:table-cell>
              <table:table-cell office:value-type="float" office:value="1.28956">
                <text:p>1.28956</text:p>
              </table:table-cell>
              <table:table-cell office:value-type="float" office:value="9.03456">
                <text:p>9.03456</text:p>
              </table:table-cell>
              <table:table-cell office:value-type="float" office:value="3.18421">
                <text:p>3.18421</text:p>
              </table:table-cell>
              <table:table-cell office:value-type="float" office:value="2.87576">
                <text:p>2.875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000">
                <text:p>37000</text:p>
              </table:table-cell>
              <table:table-cell office:value-type="float" office:value="1.31289">
                <text:p>1.31289</text:p>
              </table:table-cell>
              <table:table-cell office:value-type="float" office:value="8.9627">
                <text:p>8.9627</text:p>
              </table:table-cell>
              <table:table-cell office:value-type="float" office:value="2.79109">
                <text:p>2.79109</text:p>
              </table:table-cell>
              <table:table-cell office:value-type="float" office:value="2.74513">
                <text:p>2.745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000">
                <text:p>36000</text:p>
              </table:table-cell>
              <table:table-cell office:value-type="float" office:value="1.37346">
                <text:p>1.37346</text:p>
              </table:table-cell>
              <table:table-cell office:value-type="float" office:value="8.76694">
                <text:p>8.76694</text:p>
              </table:table-cell>
              <table:table-cell office:value-type="float" office:value="2.87669">
                <text:p>2.87669</text:p>
              </table:table-cell>
              <table:table-cell office:value-type="float" office:value="2.91327">
                <text:p>2.913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000">
                <text:p>35000</text:p>
              </table:table-cell>
              <table:table-cell office:value-type="float" office:value="1.28068">
                <text:p>1.28068</text:p>
              </table:table-cell>
              <table:table-cell office:value-type="float" office:value="8.89505">
                <text:p>8.89505</text:p>
              </table:table-cell>
              <table:table-cell office:value-type="float" office:value="2.82357">
                <text:p>2.82357</text:p>
              </table:table-cell>
              <table:table-cell office:value-type="float" office:value="3.28939">
                <text:p>3.289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000">
                <text:p>34000</text:p>
              </table:table-cell>
              <table:table-cell office:value-type="float" office:value="1.37698">
                <text:p>1.37698</text:p>
              </table:table-cell>
              <table:table-cell office:value-type="float" office:value="8.60184">
                <text:p>8.60184</text:p>
              </table:table-cell>
              <table:table-cell office:value-type="float" office:value="3.19013">
                <text:p>3.19013</text:p>
              </table:table-cell>
              <table:table-cell office:value-type="float" office:value="3.01592">
                <text:p>3.015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000">
                <text:p>33000</text:p>
              </table:table-cell>
              <table:table-cell office:value-type="float" office:value="1.47348">
                <text:p>1.47348</text:p>
              </table:table-cell>
              <table:table-cell office:value-type="float" office:value="8.51823">
                <text:p>8.51823</text:p>
              </table:table-cell>
              <table:table-cell office:value-type="float" office:value="3.31085">
                <text:p>3.31085</text:p>
              </table:table-cell>
              <table:table-cell office:value-type="float" office:value="3.24505">
                <text:p>3.245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000">
                <text:p>32000</text:p>
              </table:table-cell>
              <table:table-cell office:value-type="float" office:value="1.53443">
                <text:p>1.53443</text:p>
              </table:table-cell>
              <table:table-cell office:value-type="float" office:value="8.54884">
                <text:p>8.54884</text:p>
              </table:table-cell>
              <table:table-cell office:value-type="float" office:value="3.38584">
                <text:p>3.38584</text:p>
              </table:table-cell>
              <table:table-cell office:value-type="float" office:value="3.65078">
                <text:p>3.650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000">
                <text:p>31000</text:p>
              </table:table-cell>
              <table:table-cell office:value-type="float" office:value="1.57489">
                <text:p>1.57489</text:p>
              </table:table-cell>
              <table:table-cell office:value-type="float" office:value="8.55149">
                <text:p>8.55149</text:p>
              </table:table-cell>
              <table:table-cell office:value-type="float" office:value="3.19063">
                <text:p>3.19063</text:p>
              </table:table-cell>
              <table:table-cell office:value-type="float" office:value="3.32093">
                <text:p>3.320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000">
                <text:p>30000</text:p>
              </table:table-cell>
              <table:table-cell office:value-type="float" office:value="1.70359">
                <text:p>1.70359</text:p>
              </table:table-cell>
              <table:table-cell office:value-type="float" office:value="8.58807">
                <text:p>8.58807</text:p>
              </table:table-cell>
              <table:table-cell office:value-type="float" office:value="3.32772">
                <text:p>3.32772</text:p>
              </table:table-cell>
              <table:table-cell office:value-type="float" office:value="3.24459">
                <text:p>3.244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0">
                <text:p>29000</text:p>
              </table:table-cell>
              <table:table-cell office:value-type="float" office:value="1.85719">
                <text:p>1.85719</text:p>
              </table:table-cell>
              <table:table-cell office:value-type="float" office:value="8.54702">
                <text:p>8.54702</text:p>
              </table:table-cell>
              <table:table-cell office:value-type="float" office:value="4.12205">
                <text:p>4.12205</text:p>
              </table:table-cell>
              <table:table-cell office:value-type="float" office:value="3.86451">
                <text:p>3.864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000">
                <text:p>28000</text:p>
              </table:table-cell>
              <table:table-cell office:value-type="float" office:value="1.94641">
                <text:p>1.94641</text:p>
              </table:table-cell>
              <table:table-cell office:value-type="float" office:value="8.83835">
                <text:p>8.83835</text:p>
              </table:table-cell>
              <table:table-cell office:value-type="float" office:value="4.24216">
                <text:p>4.24216</text:p>
              </table:table-cell>
              <table:table-cell office:value-type="float" office:value="4.51783">
                <text:p>4.517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000">
                <text:p>27000</text:p>
              </table:table-cell>
              <table:table-cell office:value-type="float" office:value="1.99549">
                <text:p>1.99549</text:p>
              </table:table-cell>
              <table:table-cell office:value-type="float" office:value="8.79293">
                <text:p>8.79293</text:p>
              </table:table-cell>
              <table:table-cell office:value-type="float" office:value="4.51163">
                <text:p>4.51163</text:p>
              </table:table-cell>
              <table:table-cell office:value-type="float" office:value="4.73101">
                <text:p>4.731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000">
                <text:p>26000</text:p>
              </table:table-cell>
              <table:table-cell office:value-type="float" office:value="2.1218">
                <text:p>2.1218</text:p>
              </table:table-cell>
              <table:table-cell office:value-type="float" office:value="9.38412">
                <text:p>9.38412</text:p>
              </table:table-cell>
              <table:table-cell office:value-type="float" office:value="4.71025">
                <text:p>4.71025</text:p>
              </table:table-cell>
              <table:table-cell office:value-type="float" office:value="4.76371">
                <text:p>4.763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000">
                <text:p>25000</text:p>
              </table:table-cell>
              <table:table-cell office:value-type="float" office:value="2.27529">
                <text:p>2.27529</text:p>
              </table:table-cell>
              <table:table-cell office:value-type="float" office:value="9.46071">
                <text:p>9.46071</text:p>
              </table:table-cell>
              <table:table-cell office:value-type="float" office:value="5.47909">
                <text:p>5.47909</text:p>
              </table:table-cell>
              <table:table-cell office:value-type="float" office:value="5.8087">
                <text:p>5.80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000">
                <text:p>24000</text:p>
              </table:table-cell>
              <table:table-cell office:value-type="float" office:value="2.65625">
                <text:p>2.65625</text:p>
              </table:table-cell>
              <table:table-cell office:value-type="float" office:value="9.51544">
                <text:p>9.51544</text:p>
              </table:table-cell>
              <table:table-cell office:value-type="float" office:value="5.84998">
                <text:p>5.84998</text:p>
              </table:table-cell>
              <table:table-cell office:value-type="float" office:value="6.08606">
                <text:p>6.086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000">
                <text:p>23000</text:p>
              </table:table-cell>
              <table:table-cell office:value-type="float" office:value="2.51243">
                <text:p>2.51243</text:p>
              </table:table-cell>
              <table:table-cell office:value-type="float" office:value="9.83902">
                <text:p>9.83902</text:p>
              </table:table-cell>
              <table:table-cell office:value-type="float" office:value="6.51209">
                <text:p>6.51209</text:p>
              </table:table-cell>
              <table:table-cell office:value-type="float" office:value="6.27571">
                <text:p>6.27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000">
                <text:p>22000</text:p>
              </table:table-cell>
              <table:table-cell office:value-type="float" office:value="2.94641">
                <text:p>2.94641</text:p>
              </table:table-cell>
              <table:table-cell office:value-type="float" office:value="10.4121">
                <text:p>10.4121</text:p>
              </table:table-cell>
              <table:table-cell office:value-type="float" office:value="6.75313">
                <text:p>6.75313</text:p>
              </table:table-cell>
              <table:table-cell office:value-type="float" office:value="6.27551">
                <text:p>6.275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000">
                <text:p>21000</text:p>
              </table:table-cell>
              <table:table-cell office:value-type="float" office:value="3.00611">
                <text:p>3.00611</text:p>
              </table:table-cell>
              <table:table-cell office:value-type="float" office:value="10.7578">
                <text:p>10.7578</text:p>
              </table:table-cell>
              <table:table-cell office:value-type="float" office:value="6.93854">
                <text:p>6.93854</text:p>
              </table:table-cell>
              <table:table-cell office:value-type="float" office:value="7.15112">
                <text:p>7.151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0">
                <text:p>20000</text:p>
              </table:table-cell>
              <table:table-cell office:value-type="float" office:value="3.15731">
                <text:p>3.15731</text:p>
              </table:table-cell>
              <table:table-cell office:value-type="float" office:value="10.9064">
                <text:p>10.9064</text:p>
              </table:table-cell>
              <table:table-cell office:value-type="float" office:value="7.54542">
                <text:p>7.54542</text:p>
              </table:table-cell>
              <table:table-cell office:value-type="float" office:value="8.32038">
                <text:p>8.320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0">
                <text:p>19000</text:p>
              </table:table-cell>
              <table:table-cell office:value-type="float" office:value="3.30039">
                <text:p>3.30039</text:p>
              </table:table-cell>
              <table:table-cell office:value-type="float" office:value="11.2067">
                <text:p>11.2067</text:p>
              </table:table-cell>
              <table:table-cell office:value-type="float" office:value="8.56714">
                <text:p>8.56714</text:p>
              </table:table-cell>
              <table:table-cell office:value-type="float" office:value="8.16895">
                <text:p>8.168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000">
                <text:p>18000</text:p>
              </table:table-cell>
              <table:table-cell office:value-type="float" office:value="3.57922">
                <text:p>3.57922</text:p>
              </table:table-cell>
              <table:table-cell office:value-type="float" office:value="11.6661">
                <text:p>11.6661</text:p>
              </table:table-cell>
              <table:table-cell office:value-type="float" office:value="9.02493">
                <text:p>9.02493</text:p>
              </table:table-cell>
              <table:table-cell office:value-type="float" office:value="8.36921">
                <text:p>8.369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000">
                <text:p>17000</text:p>
              </table:table-cell>
              <table:table-cell office:value-type="float" office:value="3.5425">
                <text:p>3.5425</text:p>
              </table:table-cell>
              <table:table-cell office:value-type="float" office:value="12.1226">
                <text:p>12.1226</text:p>
              </table:table-cell>
              <table:table-cell office:value-type="float" office:value="10.8814">
                <text:p>10.8814</text:p>
              </table:table-cell>
              <table:table-cell office:value-type="float" office:value="10.4878">
                <text:p>10.48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1$Linux_X86_64 LibreOffice_project/30$Build-1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